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Standard">
      <style:text-properties fo:font-style="normal" style:font-style-asian="normal" style:font-style-complex="normal"/>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1" style:family="paragraph" style:parent-style-name="Standard">
      <style:paragraph-properties fo:break-before="page"/>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4">
      <style:text-properties officeooo:rsid="001e1db3" officeooo:paragraph-rsid="001e1db3"/>
    </style:style>
    <style:style style:name="P18" style:family="paragraph" style:parent-style-name="Heading_20_1" style:master-page-name="First_20_Page">
      <style:paragraph-properties style:page-number="auto"/>
    </style:style>
    <style:style style:name="P19" style:family="paragraph" style:parent-style-name="Heading_20_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Heading_20_3">
      <style:paragraph-properties fo:margin-top="0in" fo:margin-bottom="0.1181in" style:contextual-spacing="false"/>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8" style:family="text">
      <style:text-properties style:text-position="super 58%"/>
    </style:style>
    <style:style style:name="T9" style:family="text">
      <style:text-properties style:text-underline-style="solid" style:text-underline-width="auto" style:text-underline-color="font-color"/>
    </style:style>
    <style:style style:name="T10" style:family="text">
      <style:text-properties officeooo:rsid="001e1db3"/>
    </style:style>
    <style:style style:name="T11" style:family="text">
      <style:text-properties officeooo:rsid="001f3fb0"/>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was defined in terms of 48-bit unique “Node IDs”. <text:s/>Other uses were found for these ID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4"> any other format is used, including </text:span>decimal pairs, it's very important to make it clear how to interpret it.</text:p>
      <text:p text:style-name="Standard">There are many methods to store a Unique Identifier, and that's not constrained by this Standard. It could be stored in a non-volatile memory, as jumpers on a board, etc.</text:p>
      <text:h text:style-name="Heading_20_2" text:outline-level="2"><text:soft-page-break/>Allocation</text:h>
      <text:h text:style-name="Heading_20_3" text:outline-level="3">Overview</text:h>
      <text:p text:style-name="Standard">Unique Identifiers are assigned via a delegation process. At the highest level, ranges are assigned to people and organizations, within which they are responsible for assigning unique identifiers to separate devices. These ranges can be subdivided and delegated further, as needed. Additional ranges can then be requested, which will eventually be recorded in the Unique Identifier Standard. <text:s/>The OpenLCB organization reserves the right to allocate Unique Identifiers within a separate database in real-time and periodically update the Unique Identifier Standard document from this database. <text:s/>In the unlikely event that a conflict shall arise between OpenLCB managed real-time database and the Unique Identifiers Standard, the Unique Identifiers Standard, the Unique Identifiers Standard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less than 0.0016% of the available Unique Identifier space.</text:p>
      <text:p text:style-name="Standard"><text:span text:style-name="T9">In the delegated assignments, the lower order byte(s) are self-assigned. The value of zero should be reserved, indicating that a number within the range hasn't been assigned</text:span>. </text:p>
      <text:p text:style-name="P8">The high byte of each range is different for each type of assignment, making it easy to determine the allocation pattern in use for a particular Unique Identifier.</text:p>
      <text:p text:style-name="P8">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0" text:outline-level="3">Well-Known Global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P10">Note that the detailed use of these identifiers <text:span text:style-name="T4">is specified elsewhere. In some cases, the protocols are still being developed, and the entry here is just reserving a range for a specific future use.</text:span></text:p>
      <text:h text:style-name="P19" text:outline-level="3"><text:soft-page-break/>Manufacture<text:span text:style-name="T10">r</text:span> Specific</text:h>
      <text:p text:style-name="Standard"><text:span text:style-name="T4">This group of Unique Identifiers is reserved specifically for manufacture</text:span><text:span text:style-name="T5">r</text:span><text:span text:style-name="T4">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4">A manufacture</text:span><text:span text:style-name="T5">r</text:span><text:span text:style-name="T4"> is not required to assign Unique Identifiers sequentially. <text:s/>They may choose their own arbitrary scheme that could be based on product type, manufacture date, or some other method of their choosing. <text:s/>Though it is highly desirable for a manufacture</text:span><text:span text:style-name="T5">r</text:span><text:span text:style-name="T4"> to make reasonably efficient use of their self-assigned space, should a manufacture</text:span><text:span text:style-name="T5">r</text:span><text:span text:style-name="T4"> require additional space, it may be requested, and granted, without the requirement of having used every last available Unique Identifier within a previously assigned space. <text:s/>Manufacture</text:span><text:span text:style-name="T6">r</text:span><text:span text:style-name="T4">s are not required to publicly disclose their allocation scheme for Unique Identifiers.</text:span></text:p>
      <text:p text:style-name="Standard"><text:span text:style-name="T4">In order to encourage existing manufacturers to participate in developing OpenLCB products, every DCC manufacturer </text:span><text:span text:style-name="T5">h</text:span><text:span text:style-name="T4">as already been allocated a 24-bit region within which to self-assign Unique Identifiers from. <text:s/>The DIY, JMRI, MERG, and NMRA Reserved spaces are sub-sets of the DCC manufacture</text:span><text:span text:style-name="T7">r</text:span><text:span text:style-name="T4">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h text:style-name="P20"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 non-technical reasons for wishing to use those same mechanisms to assign OpenLCB unique identifiers. Ranges of OpenLCB Unique Identifier ranges can be assigned to these groups,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4">the</text:span> Standard.</text:p>
      <text:p text:style-name="P8">If the user is involved in determining the Unique Identifier for a node (the Node ID) by setting switches, the possibility of duplicated Node IDs must be considered. Users make mistakes. To reduce <text:soft-page-break/>user frustration, the node should provide a user-visible way to indicating a duplicate has been seen, and should fully implement the relevant wire-protocol-specific methods for detecting duplicate Node IDs.</text:p>
      <text:h text:style-name="P20"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1203957009104514477" text:style-name="L3">
        <text:list-item>
          <text:p text:style-name="P15">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15">A single computer may run several programs, so there still needs to be separate mechanism to provide a unique value for the lowest bytes of <text:span text:style-name="T4">the</text:span> ID. <text:s/>That involves a level of coordination across multiple software vendors that's hard to imagine.</text:p>
        </text:list-item>
        <text:list-item>
          <text:p text:style-name="P15">IPv6 is coming. <text:s/>It provides addresses that are too large to use directly. Even before that happens, the various issues of IPv4 to IPv6 mapping raise all sorts of questions about uniqueness of IPv4 addresses.</text:p>
        </text:list-item>
        <text:list-item>
          <text:p text:style-name="P15">Even globally routable IPv4 addresses may not be unique over time. <text:s/>For example, DH<text:span text:style-name="T11">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4">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text:s/>prompting the user for a Unique Identifier assigned by one of the other mechanisms.</text:p>
      <text:h text:style-name="P20"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4">the</text:span> <text:soft-page-break/>requester has been identified. The 24-bit blocks are slightly scarcer, but there are still almost 2<text:span text:style-name="T8">16</text:span> of them available by using additional values for byte 2. <text:s/></text:p>
      <text:p text:style-name="Standard">An initial automated system for requesting and obtaining unique ID ranges is available at <text:a xlink:type="simple" xlink:href="http://openlcb.org/trunk/web/requestuidrange.php" text:style-name="Internet_20_link" text:visited-style-name="Visited_20_Internet_20_Link">http://openlcb.</text:a><text:a xlink:type="simple" xlink:href="http://openlcb.org/trunk/web/requestuidrange.php" text:style-name="Internet_20_link" text:visited-style-name="Visited_20_Internet_20_Link">org</text:a><text:a xlink:type="simple" xlink:href="http://openlcb.org/trunk/web/requestuidrange.php" text:style-name="Internet_20_link" text:visited-style-name="Visited_20_Internet_20_Link">/trunk/web/requestuidrange.php</text:a> and subsequent pages. <text:s/></text:p>
      <text:h text:style-name="Heading_20_3" text:outline-level="3">Locomotive Control Systems</text:h>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y are to be used are specified elsewhere, but sufficient range has been reserved to allow providing locomotive control systems with Unique Identifiers. <text:s/>It is important to note that at the time of this document's publication, locomotive control does not require any of these Unique Identifiers. <text:s/>For this reason, this Unique Identifier range is considered <text:span text:style-name="T9">deprecated</text:span>. <text:s/><text:span text:style-name="T9">Do not use</text:span> these Unique Identifiers for any reason, they are <text:span text:style-name="T9">no longer valid</text:span>.</text:p>
      <text:h text:style-name="P20"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Standard">As described in the section <text:bookmark-ref text:reference-format="chapter" text:ref-name="__RefHeading__15522_1506266223">2.5.6</text:bookmark-ref> <text:bookmark-ref text:reference-format="text" text:ref-name="__RefHeading__15522_1506266223">Assigned by Software at Runtime</text:bookmark-ref> <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used. <text:s/>The following list suggests implementation details that are not required, but might be considered when designing such a client server pair:</text:p>
      <text:list xml:id="list1264152010529729035" text:style-name="L4">
        <text:list-item>
          <text:p text:style-name="P16">Lease time can be extended through a renewal process.</text:p>
        </text:list-item>
        <text:list-item>
          <text:p text:style-name="P16">The server does not reassign a previously assigned Unique Identifier until it has run through the entire pool allocated to it.</text:p>
        </text:list-item>
        <text:list-item>
          <text:p text:style-name="P16">The server allows the client to suggest a Unique Identifier that it would like f<text:span text:style-name="T10">r</text:span>om the server's pool.</text:p>
        </text:list-item>
        <text:list-item>
          <text:p text:style-name="P17">The server have persistent storage of current leases that it can can consult in case of a restart.</text:p>
        </text:list-item>
        <text:list-item>
          <text:p text:style-name="P16">The client remembers its last Unique Identifier assignment and suggests to the server to be re-assigned this Unique Identifier upon reset, power failure, or reconnection to the server following a previous disconnect.</text:p>
        </text:list-item>
      </text:list>
      <text:p text:style-name="Standard"><text:soft-page-break/>Use this pool with <text:span text:style-name="T9">caution</text:span>. <text:s/>Implementation mechanisms that make use of this pool are currently <text:span text:style-name="T9">experimental</text:spa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Standard">Specific Unique Identifier assignments are stored in a MySQL database on the <text:a xlink:type="simple" xlink:href="http://openlcb.org/" text:style-name="Internet_20_link" text:visited-style-name="Visited_20_Internet_20_Link">http</text:a><text:a xlink:type="simple" xlink:href="http://openlcb.org/" text:style-name="Internet_20_link" text:visited-style-name="Visited_20_Internet_20_Link">://openlcb.org</text:a> website. The full list of assignments, include overall ranges from the standard and ranges assigned for specific purposes and users, can be found on the <text:a xlink:type="simple" xlink:href="http://www.openlcb.org/trunk/web/viewuid.php" text:style-name="Internet_20_link" text:visited-style-name="Visited_20_Internet_20_Link">http://www.openlcb.org/trunk/web/viewuid.php</text:a> dynamic page.</text:p>
      <text:p text:style-name="Standard">Automated allocation systems can be abused, and we don't want to give away large chunks of address space to automated requesters. <text:s/>All available <text:span text:style-name="T4">information about requests is logged. Users are asked for their name and contact information at the time of the request, which is also logged. <text:s/>Depending on our experience with requests, we may have to add an email challenge-response or other mechanism to ensure only valid requests get allocations.</text:span></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Annotations to the Standard<text:tab/>1</text:p>
          <text:p text:style-name="P12"><text:s/>2.1 Introduction<text:tab/>1</text:p>
          <text:p text:style-name="P12"><text:s/>2.2 Intended Use<text:tab/>1</text:p>
          <text:p text:style-name="P12"><text:s/>2.3 References and Context<text:tab/>1</text:p>
          <text:p text:style-name="P12"><text:s/>2.4 Format<text:tab/>1</text:p>
          <text:p text:style-name="P12"><text:s/>2.5 Allocation<text:tab/>2</text:p>
          <text:p text:style-name="P14"><text:s/>2.5.1 Overview<text:tab/>2</text:p>
          <text:p text:style-name="P14"><text:s/>2.5.2 Reserved Leading Zero<text:tab/>2</text:p>
          <text:p text:style-name="P14"><text:s/>2.5.3 Well-Known Global Identifiers<text:tab/>2</text:p>
          <text:p text:style-name="P14"><text:s/>2.5.4 Manufacturer Specific<text:tab/>3</text:p>
          <text:p text:style-name="P14"><text:s/>2.5.5 Self-Assigning Groups<text:tab/>3</text:p>
          <text:p text:style-name="P14"><text:s/>2.5.6 Assigned by Software at Runtime<text:tab/>4</text:p>
          <text:p text:style-name="P14"><text:s/>2.5.7 Specifically Assigned by Request<text:tab/>4</text:p>
          <text:p text:style-name="P14"><text:s/>2.5.8 RFID and NFC<text:tab/>5</text:p>
          <text:p text:style-name="P14"><text:s/>2.5.9 Temporary Assigned by Software at Runtime<text:tab/>5</text:p>
          <text:p text:style-name="P14"><text:s/>2.5.10 Reserved Unique Identifiers<text:tab/>6</text:p>
          <text:p text:style-name="P13"><text:s/>3 Implementation Information<text:tab/>6</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p text:style-name="MP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5-02-15T15:06:07.035341961">Feb 15,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409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5T15:06:07.039516777">Feb 15,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2"><text:date style:data-style-name="N75" text:date-value="2015-02-15T15:06:07.041116044">Feb 15,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Technical Note</dc:title>
    <meta:initial-creator>Alex Shepherd</meta:initial-creator>
    <meta:creation-date>2009-01-22T07:11:27</meta:creation-date>
    <meta:editing-cycles>204</meta:editing-cycles>
    <meta:editing-duration>P1DT14H5M55S</meta:editing-duration>
    <meta:generator>LibreOffice/4.2.7.2$Linux_X86_64 LibreOffice_project/420m0$Build-2</meta:generator>
    <dc:date>2015-02-15T15:06:06.971774637</dc:date>
    <dc:creator>Balazs Racz</dc:creator>
    <dc:subject> </dc:subject>
    <meta:document-statistic meta:table-count="1" meta:image-count="1" meta:object-count="0" meta:page-count="7" meta:paragraph-count="94" meta:word-count="2697" meta:character-count="17049" meta:non-whitespace-character-count="14361"/>
    <meta:user-defined meta:name="Info 1"/>
    <meta:user-defined meta:name="Info 2"/>
    <meta:user-defined meta:name="Info 3"/>
    <meta:user-defined meta:name="Info 4"/>
  </office:meta>
</office:document-meta>
</file>